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opacity="79%" draw:textarea-horizontal-align="justify" draw:textarea-vertical-align="middle" draw:auto-grow-height="false" fo:min-height="5.437cm" fo:min-width="1.7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ffff" draw:opacity="79%" draw:textarea-horizontal-align="justify" draw:textarea-vertical-align="middle" draw:auto-grow-height="false" fo:min-height="4.034cm" fo:min-width="3.784cm" fo:padding-top="0.142cm" fo:padding-bottom="0.142cm" fo:padding-left="0.267cm" fo:padding-right="0.267cm"/>
    </style:style>
    <style:style style:name="gr3" style:family="graphic" style:parent-style-name="objectwithoutfill">
      <style:graphic-properties svg:stroke-color="#b2b2b2" draw:fill="none" draw:textarea-vertical-align="middle"/>
    </style:style>
    <style:style style:name="gr4" style:family="graphic" style:parent-style-name="objectwithoutfill">
      <style:graphic-properties svg:stroke-color="#666666" draw:fill="none" draw:textarea-vertical-align="middle"/>
    </style:style>
    <style:style style:name="gr5" style:family="graphic" style:parent-style-name="objectwithoutfill">
      <style:graphic-properties svg:stroke-color="#dddddd" draw:fill="none" draw:textarea-vertical-align="middle"/>
    </style:style>
    <style:style style:name="gr6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233cm" fo:min-width="0.889cm"/>
    </style:style>
    <style:style style:name="gr7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226cm" fo:min-width="0.889cm"/>
    </style:style>
    <style:style style:name="gr8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328cm" fo:min-width="0.456cm"/>
    </style:style>
    <style:style style:name="gr9" style:family="graphic" style:parent-style-name="standard">
      <style:graphic-properties svg:stroke-color="#666666" draw:fill="none" draw:fill-color="#000000" draw:textarea-horizontal-align="justify" draw:textarea-vertical-align="middle" draw:auto-grow-height="false" fo:min-height="0.348cm" fo:min-width="0.889cm"/>
    </style:style>
    <style:style style:name="gr10" style:family="graphic" style:parent-style-name="standard">
      <style:graphic-properties svg:stroke-color="#666666" draw:fill="none" draw:fill-color="#000000" draw:textarea-horizontal-align="justify" draw:textarea-vertical-align="middle" draw:auto-grow-height="false" fo:min-height="0.31cm" fo:min-width="0.889cm"/>
    </style:style>
    <style:style style:name="gr11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273cm" fo:min-width="0.715cm"/>
    </style:style>
    <style:style style:name="gr12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436cm" fo:min-width="0.715cm"/>
    </style:style>
    <style:style style:name="gr13" style:family="graphic" style:parent-style-name="standard">
      <style:graphic-properties svg:stroke-color="#dddddd" draw:fill="none" draw:fill-color="#000000" draw:textarea-horizontal-align="justify" draw:textarea-vertical-align="middle" draw:auto-grow-height="false" fo:min-height="0.525cm" fo:min-width="0.7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95cm" draw:shadow="visible"/>
      <style:paragraph-properties style:writing-mode="lr-tb"/>
    </style:style>
    <style:style style:name="P1" style:family="paragraph">
      <loext:graphic-properties draw:fill="none" draw:fill-color="#ffffff" draw:opacity="7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b2b2b2" loext:opacity="100%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loext:opacity="100%" fo:font-size="10pt" style:font-size-asian="10pt" style:font-size-complex="10pt"/>
    </style:style>
    <style:style style:name="T4" style:family="text">
      <style:text-properties fo:color="#b2b2b2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2.312cm" svg:height="5.721cm" svg:x="15.885cm" svg:y="1.7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4.318cm" svg:x="4.027cm" svg:y="7.1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12cm" svg:height="5.721cm" svg:x="15.785cm" svg:y="12.95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37cm" svg:y1="10.207cm" svg:x2="14.068cm" svg:y2="10.207cm">
          <text:p/>
        </draw:line>
        <draw:line draw:style-name="gr3" draw:text-style-name="P2" draw:layer="layout" svg:x1="14.09cm" svg:y1="10.212cm" svg:x2="14.09cm" svg:y2="6.402cm">
          <text:p/>
        </draw:line>
        <draw:line draw:style-name="gr3" draw:text-style-name="P2" draw:layer="layout" svg:x1="14.057cm" svg:y1="6.415cm" svg:x2="15.2cm" svg:y2="6.425cm">
          <text:p/>
        </draw:line>
        <draw:line draw:style-name="gr3" draw:text-style-name="P2" draw:layer="layout" svg:x1="13.038cm" svg:y1="13.815cm" svg:x2="15.07cm" svg:y2="13.825cm">
          <text:p/>
        </draw:line>
        <draw:line draw:style-name="gr3" draw:text-style-name="P2" draw:layer="layout" svg:x1="12.151cm" svg:y1="14.563cm" svg:x2="12.151cm" svg:y2="11.058cm">
          <text:p/>
        </draw:line>
        <draw:line draw:style-name="gr3" draw:text-style-name="P2" draw:layer="layout" svg:x1="13.027cm" svg:y1="13.851cm" svg:x2="13.027cm" svg:y2="11.058cm">
          <text:p/>
        </draw:line>
        <draw:line draw:style-name="gr3" draw:text-style-name="P2" draw:layer="layout" svg:x1="12.174cm" svg:y1="14.515cm" svg:x2="15.095cm" svg:y2="14.525cm">
          <text:p/>
        </draw:line>
        <draw:line draw:style-name="gr3" draw:text-style-name="P2" draw:layer="layout" svg:x1="14.848cm" svg:y1="6.973cm" svg:x2="15.197cm" svg:y2="6.973cm">
          <text:p/>
        </draw:line>
        <draw:line draw:style-name="gr3" draw:text-style-name="P2" draw:layer="layout" svg:x1="14.89cm" svg:y1="11.066cm" svg:x2="14.89cm" svg:y2="7.002cm">
          <text:p/>
        </draw:line>
        <draw:line draw:style-name="gr3" draw:text-style-name="P2" draw:layer="layout" svg:x1="8.937cm" svg:y1="11.027cm" svg:x2="12.163cm" svg:y2="11.027cm">
          <text:p/>
        </draw:line>
        <draw:line draw:style-name="gr3" draw:text-style-name="P2" draw:layer="layout" svg:x1="13.04cm" svg:y1="11.093cm" svg:x2="14.945cm" svg:y2="11.093cm">
          <text:p/>
        </draw:line>
        <draw:line draw:style-name="gr4" draw:text-style-name="P2" draw:layer="layout" svg:x1="12.691cm" svg:y1="8.892cm" svg:x2="12.691cm" svg:y2="4.803cm">
          <text:p/>
        </draw:line>
        <draw:line draw:style-name="gr4" draw:text-style-name="P2" draw:layer="layout" svg:x1="10.552cm" svg:y1="15.707cm" svg:x2="10.552cm" svg:y2="9.509cm">
          <text:p/>
        </draw:line>
        <draw:line draw:style-name="gr4" draw:text-style-name="P2" draw:layer="layout" svg:x1="11.194cm" svg:y1="15.122cm" svg:x2="11.194cm" svg:y2="9.534cm">
          <text:p/>
        </draw:line>
        <draw:line draw:style-name="gr4" draw:text-style-name="P2" draw:layer="layout" svg:x1="13.291cm" svg:y1="9.518cm" svg:x2="13.291cm" svg:y2="5.403cm">
          <text:p/>
        </draw:line>
        <draw:line draw:style-name="gr4" draw:text-style-name="P2" draw:layer="layout" svg:x1="12.684cm" svg:y1="4.828cm" svg:x2="15.224cm" svg:y2="4.81cm">
          <text:p/>
        </draw:line>
        <draw:line draw:style-name="gr4" draw:text-style-name="P2" draw:layer="layout" svg:x1="13.284cm" svg:y1="5.428cm" svg:x2="15.189cm" svg:y2="5.41cm">
          <text:p/>
        </draw:line>
        <draw:line draw:style-name="gr4" draw:text-style-name="P2" draw:layer="layout" svg:x1="11.184cm" svg:y1="15.128cm" svg:x2="15.248cm" svg:y2="15.11cm">
          <text:p/>
        </draw:line>
        <draw:line draw:style-name="gr4" draw:text-style-name="P2" draw:layer="layout" svg:x1="10.55cm" svg:y1="15.728cm" svg:x2="15.249cm" svg:y2="15.71cm">
          <text:p/>
        </draw:line>
        <draw:line draw:style-name="gr4" draw:text-style-name="P2" draw:layer="layout" svg:x1="8.937cm" svg:y1="8.937cm" svg:x2="12.708cm" svg:y2="8.91cm">
          <text:p/>
        </draw:line>
        <draw:line draw:style-name="gr4" draw:text-style-name="P2" draw:layer="layout" svg:x1="8.936cm" svg:y1="9.541cm" svg:x2="10.524cm" svg:y2="9.541cm">
          <text:p/>
        </draw:line>
        <draw:line draw:style-name="gr4" draw:text-style-name="P2" draw:layer="layout" svg:x1="11.16cm" svg:y1="9.55cm" svg:x2="13.319cm" svg:y2="9.55cm">
          <text:p/>
        </draw:line>
        <draw:line draw:style-name="gr5" draw:text-style-name="P2" draw:layer="layout" svg:x1="9.687cm" svg:y1="17.827cm" svg:x2="15.25cm" svg:y2="17.81cm">
          <text:p/>
        </draw:line>
        <draw:line draw:style-name="gr5" draw:text-style-name="P2" draw:layer="layout" svg:x1="10.146cm" svg:y1="17.328cm" svg:x2="15.226cm" svg:y2="17.311cm">
          <text:p/>
        </draw:line>
        <draw:line draw:style-name="gr5" draw:text-style-name="P2" draw:layer="layout" svg:x1="11.476cm" svg:y1="2.858cm" svg:x2="15.251cm" svg:y2="2.858cm">
          <text:p/>
        </draw:line>
        <draw:line draw:style-name="gr5" draw:text-style-name="P2" draw:layer="layout" svg:x1="11.976cm" svg:y1="3.358cm" svg:x2="15.15cm" svg:y2="3.358cm">
          <text:p/>
        </draw:line>
        <draw:line draw:style-name="gr5" draw:text-style-name="P2" draw:layer="layout" svg:x1="11.464cm" svg:y1="7.442cm" svg:x2="11.464cm" svg:y2="2.871cm">
          <text:p/>
        </draw:line>
        <draw:line draw:style-name="gr5" draw:text-style-name="P2" draw:layer="layout" svg:x1="11.964cm" svg:y1="7.985cm" svg:x2="11.964cm" svg:y2="3.361cm">
          <text:p/>
        </draw:line>
        <draw:line draw:style-name="gr5" draw:text-style-name="P2" draw:layer="layout" svg:x1="8.984cm" svg:y1="7.429cm" svg:x2="11.524cm" svg:y2="7.412cm">
          <text:p/>
        </draw:line>
        <draw:line draw:style-name="gr5" draw:text-style-name="P2" draw:layer="layout" svg:x1="8.984cm" svg:y1="8.03cm" svg:x2="9.619cm" svg:y2="8.013cm">
          <text:p/>
        </draw:line>
        <draw:line draw:style-name="gr5" draw:text-style-name="P2" draw:layer="layout" svg:x1="10.195cm" svg:y1="8.031cm" svg:x2="11.897cm" svg:y2="8.014cm">
          <text:p/>
        </draw:line>
        <draw:line draw:style-name="gr5" draw:text-style-name="P2" draw:layer="layout" svg:x1="10.164cm" svg:y1="17.367cm" svg:x2="10.164cm" svg:y2="7.97cm">
          <text:p/>
        </draw:line>
        <draw:line draw:style-name="gr5" draw:text-style-name="P2" draw:layer="layout" svg:x1="9.664cm" svg:y1="17.875cm" svg:x2="9.664cm" svg:y2="7.97cm">
          <text:p/>
        </draw:line>
        <draw:custom-shape draw:style-name="gr6" draw:text-style-name="P3" draw:layer="layout" svg:width="1.587cm" svg:height="0.965cm" svg:x="13.827cm" svg:y="2.6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587cm" svg:height="0.952cm" svg:x="13.955cm" svg:y="17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092cm" svg:height="1.155cm" draw:transform="rotate (-3.14159265358979) translate (9.646cm 8.3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587cm" svg:height="1.194cm" draw:transform="rotate (-3.14159265358979) translate (10.141cm 9.8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587cm" svg:height="1.118cm" svg:x="14.053cm" svg:y="14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587cm" svg:height="1.118cm" svg:x="14.153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1.388cm" svg:height="1.045cm" svg:x="14.352cm" svg:y="6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.388cm" svg:height="1.372cm" svg:x="14.253cm" svg:y="13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388cm" svg:height="1.549cm" draw:transform="rotate (-3.14159265358979) translate (9.842cm 11.3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2.737cm" svg:height="0.806cm" svg:x="4.827cm" svg:y="8.937cm">
          <draw:text-box>
            <text:p><text:span text:style-name="T1">Processor</text:span></text:p>
          </draw:text-box>
        </draw:frame>
        <draw:frame draw:style-name="gr15" draw:text-style-name="P5" draw:layer="layout" svg:width="2.627cm" svg:height="0.725cm" svg:x="15.728cm" svg:y="15.037cm">
          <draw:text-box>
            <text:p><text:span text:style-name="T2">I/O devices</text:span></text:p>
          </draw:text-box>
        </draw:frame>
        <draw:frame draw:style-name="gr16" draw:text-style-name="P5" draw:layer="layout" svg:width="2.03cm" svg:height="0.725cm" svg:x="16.029cm" svg:y="4.238cm">
          <draw:text-box>
            <text:p><text:span text:style-name="T2">Memory</text:span></text:p>
          </draw:text-box>
        </draw:frame>
        <draw:frame draw:style-name="gr17" draw:text-style-name="P6" draw:layer="layout" svg:width="2.54cm" svg:height="0.645cm" svg:x="10.577cm" svg:y="8.802cm">
          <draw:text-box>
            <text:p><text:span text:style-name="T3">Control Bus</text:span></text:p>
          </draw:text-box>
        </draw:frame>
        <draw:frame draw:style-name="gr17" draw:text-style-name="P7" draw:layer="layout" svg:width="2.223cm" svg:height="0.645cm" svg:x="9.861cm" svg:y="7.328cm">
          <draw:text-box>
            <text:p><text:span text:style-name="T4">Data Bus</text:span></text:p>
          </draw:text-box>
        </draw:frame>
        <draw:frame draw:style-name="gr17" draw:text-style-name="P7" draw:layer="layout" svg:width="2.858cm" svg:height="0.645cm" svg:x="11.477cm" svg:y="10.207cm">
          <draw:text-box>
            <text:p><text:span text:style-name="T4">Address B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7:35:27.613691306</meta:creation-date>
    <dc:date>2024-05-04T19:31:06.703798831</dc:date>
    <meta:editing-duration>PT13M42S</meta:editing-duration>
    <meta:editing-cycles>5</meta:editing-cycles>
    <meta:generator>LibreOffice/7.3.7.2$Linux_X86_64 LibreOffice_project/30$Build-2</meta:generator>
    <meta:document-statistic meta:object-count="51"/>
  </office:meta>
</office:document-meta>
</file>